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ISO DEP 14443-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municate via that using ADPU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PSE (CHIP)</text:p>
          </table:table-cell>
          <table:table-cell office:value-type="string" calcext:value-type="string">
            <text:p>PPSE (NFC)</text:p>
          </table:table-cell>
          <table:table-cell table:number-columns-repeated="6"/>
          <table:table-cell table:style-name="ce1" office:value-type="string" calcext:value-type="string">
            <text:p>MF (Master File)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>
            <text:p>PSE Payment System Envirome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ontac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style-name="ce1" office:value-type="string" calcext:value-type="string">
            <text:p>PPSE Proximity Payment S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ontactless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AEF (App Elementary Files)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AEF0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AEF0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AEF0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Card Data Objects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AEF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ADF (App Def Files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mmand ADPU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office:value-type="string" calcext:value-type="string">
            <text:p>Trailer</text:p>
          </table:table-cell>
          <table:table-cell table:number-columns-repeated="4"/>
          <table:table-cell office:value-type="string" calcext:value-type="string">
            <text:p>ADF CA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INS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Le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LA – Class Byte 0x00</text:p>
          </table:table-cell>
          <table:table-cell table:style-name="ce3" office:value-type="string" calcext:value-type="string">
            <text:p>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NS – Instruction Byte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0xA4 Select Command</text:p>
          </table:table-cell>
          <table:table-cell/>
          <table:table-cell office:value-type="string" calcext:value-type="string">
            <text:p>A4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0xB2 Read Command</text:p>
          </table:table-cell>
          <table:table-cell/>
          <table:table-cell office:value-type="string" calcext:value-type="string">
            <text:p>B2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1 – Parameter 1 Byte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2 – Parameter 2 Byte</text:p>
          </table:table-cell>
          <table:table-cell table:number-columns-repeated="3"/>
          <table:table-cell office:value-type="string" calcext:value-type="string">
            <text:p>XX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Lc - # of Data Bytes to Tx</text:p>
          </table:table-cell>
          <table:table-cell table:number-columns-repeated="4"/>
          <table:table-cell office:value-type="string" calcext:value-type="string">
            <text:p>XX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a Byte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e - # of Data Bytes to ex Rx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0x00 = 256 bytes expected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9:12:16.488527906</meta:creation-date>
    <dc:date>2025-03-14T20:33:26.887864083</dc:date>
    <meta:editing-duration>PT10M10S</meta:editing-duration>
    <meta:editing-cycles>1</meta:editing-cycles>
    <meta:document-statistic meta:table-count="1" meta:cell-count="45" meta:object-count="0"/>
    <meta:generator>LibreOffice/7.3.7.2$Linux_X86_64 LibreOffice_project/30$Build-2</meta:generator>
  </office:meta>
</office:document-meta>
</file>